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0-18T17:47:33" calcext:value-type="date">
            <text:p>2021-10-18 17:47:33</text:p>
          </table:table-cell>
          <table:table-cell table:style-name="ce22" office:value-type="date" office:date-value="2021-10-18" calcext:value-type="date">
            <text:p>2021-10-18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7H47M33S" calcext:value-type="time">
            <text:p>17:47:33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0-18T17:47:33" calcext:value-type="date">
            <text:p>2021-10-18 17:47:33</text:p>
          </table:table-cell>
          <table:table-cell table:style-name="ce23" office:value-type="date" office:date-value="2021-10-18" calcext:value-type="date">
            <text:p>2021-10-18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5H47M33S" calcext:value-type="time">
            <text:p>05:47:33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0-18T17:47:33" calcext:value-type="date">
            <text:p>2021-10-18 17:47:33</text:p>
          </table:table-cell>
          <table:table-cell table:style-name="ce24" office:value-type="date" office:date-value="2021-10-18" calcext:value-type="date">
            <text:p>2021-10-18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7H47M34S" calcext:value-type="time">
            <text:p>17:47:34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0-18T17:47:34" calcext:value-type="date">
            <text:p>2021-10-18 17:47:34</text:p>
          </table:table-cell>
          <table:table-cell table:style-name="ce25" office:value-type="date" office:date-value="2021-10-18" calcext:value-type="date">
            <text:p>2021-10-18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5H47M34S" calcext:value-type="time">
            <text:p>05:47:34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0-18T17:47:34" calcext:value-type="date">
            <text:p>2021-10-18 17:47:34</text:p>
          </table:table-cell>
          <table:table-cell table:style-name="ce26" office:value-type="date" office:date-value="2021-10-18" calcext:value-type="date">
            <text:p>2021-10-18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7H47M34S" calcext:value-type="time">
            <text:p>17:47:34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0-18T17:47:34" calcext:value-type="date">
            <text:p>2021-10-18 17:47:34</text:p>
          </table:table-cell>
          <table:table-cell table:style-name="ce27" office:value-type="date" office:date-value="2021-10-18" calcext:value-type="date">
            <text:p>2021-10-18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5H47M34S" calcext:value-type="time">
            <text:p>05:47:34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0-18T17:47:34" calcext:value-type="date">
            <text:p>2021-10-18 17:47:34</text:p>
          </table:table-cell>
          <table:table-cell table:style-name="ce28" office:value-type="date" office:date-value="2021-10-18" calcext:value-type="date">
            <text:p>2021-10-18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7H47M34S" calcext:value-type="time">
            <text:p>17:47:34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0-18T17:47:34" calcext:value-type="date">
            <text:p>2021-10-18 17:47:34</text:p>
          </table:table-cell>
          <table:table-cell table:style-name="ce29" office:value-type="date" office:date-value="2021-10-18" calcext:value-type="date">
            <text:p>2021-10-18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5H47M34S" calcext:value-type="time">
            <text:p>05:47:34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0-18T17:47:34" calcext:value-type="date">
            <text:p>2021-10-18 17:47:34</text:p>
          </table:table-cell>
          <table:table-cell table:style-name="ce30" office:value-type="date" office:date-value="2021-10-18" calcext:value-type="date">
            <text:p>2021-10-18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7H47M34S" calcext:value-type="time">
            <text:p>17:47:34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0-18T17:47:34" calcext:value-type="date">
            <text:p>2021-10-18 17:47:34</text:p>
          </table:table-cell>
          <table:table-cell table:style-name="ce31" office:value-type="date" office:date-value="2021-10-18" calcext:value-type="date">
            <text:p>2021-10-18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5H47M34S" calcext:value-type="time">
            <text:p>05:47:34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0-18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</table:table>
      <table:named-expressions>
        <table:named-range table:name="MYNAME" table:base-cell-address="$Styles.$A$1" table:cell-range-address=".A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17:47:33.2920927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7:47:31</meta:creation-date>
    <meta:generator>LibreOffice/7.1.6.2.0$Linux_X86_64 LibreOffice_project/10$Build-2</meta:generator>
    <meta:editing-duration>PT1S</meta:editing-duration>
    <meta:editing-cycles>2</meta:editing-cycles>
    <meta:initial-creator>Turulomio</meta:initial-creator>
    <dc:description>This file have been generated with UnoGenerator-0.8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1-10-18T17:47:35.182088468</dc:date>
    <dc:title>Ejemplo ODS con UnoGenerator</dc:title>
    <meta:document-statistic meta:table-count="2" meta:cell-count="214" meta:object-count="0"/>
  </office:meta>
</office:document-meta>
</file>